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 express = require('express');</text:p>
      <text:p text:style-name="P1">const app = express();</text:p>
      <text:p text:style-name="P1"/>
      <text:p text:style-name="P1">let data = new Date();</text:p>
      <text:p text:style-name="P1"/>
      <text:p text:style-name="P1">app.get('/', (req, res) =&gt; {</text:p>
      <text:p text:style-name="P1"><text:s text:c="4"/>let dia_atual = data.getDate();</text:p>
      <text:p text:style-name="P1"><text:s text:c="4"/>let dia_json = {dia: dia_atual};</text:p>
      <text:p text:style-name="P1"><text:s text:c="4"/></text:p>
      <text:p text:style-name="P1">res.json(dia_json);</text:p>
      <text:p text:style-name="P1">})</text:p>
      <text:p text:style-name="P1"/>
      <text:p text:style-name="P1"/>
      <text:p text:style-name="P1">app.listen(8080, () =&gt; {</text:p>
      <text:p text:style-name="P1"><text:s text:c="4"/>console.log("Servidor iniciado")</text:p>
      <text:p text:style-name="P1">});</text:p>
      <text:p text:style-name="P1"/>
      <text:p text:style-name="P1">__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data = new Date();</text:p>
      <text:p text:style-name="P1">let mes = data.getMonth();</text:p>
      <text:p text:style-name="P1"/>
      <text:p text:style-name="P1">let estacaoAno;</text:p>
      <text:p text:style-name="P1"/>
      <text:p text:style-name="P1">if(mes == 0 || mes == 1 || mes == 2)</text:p>
      <text:p text:style-name="P1">{ <text:s text:c="3"/>estacaoAno = 'Verão';} </text:p>
      <text:p text:style-name="P1">else if(mes == 3 || mes == 4 || mes == 5) </text:p>
      <text:p text:style-name="P1">{ <text:s text:c="2"/>estacaoAno = 'Outono';} </text:p>
      <text:p text:style-name="P1">else if(mes == 6 || mes == 7 || mes == 8)</text:p>
      <text:p text:style-name="P1">{ <text:s text:c="3"/>estacaoAno = 'Inverno';} </text:p>
      <text:p text:style-name="P1">else</text:p>
      <text:p text:style-name="P1">{ <text:s text:c="3"/>estacaoAno = 'Primavera';}</text:p>
      <text:p text:style-name="P1"/>
      <text:p text:style-name="P1">app.get('/', (req, res) =&gt; {</text:p>
      <text:p text:style-name="P1"><text:s text:c="4"/>res.json({estacao: estacaoAno});</text:p>
      <text:p text:style-name="P1">});</text:p>
      <text:p text:style-name="P1"/>
      <text:p text:style-name="P1"/>
      <text:p text:style-name="P1">app.listen(8080 , () =&gt; {</text:p>
      <text:p text:style-name="P1">{</text:p>
      <text:p text:style-name="P1"><text:s text:c="4"/>console.log('Servidor iniciado');</text:p>
      <text:p text:style-name="P1">});</text:p>
      <text:p text:style-name="P1"/>
      <text:p text:style-name="P1">____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nome = {nome: 'Marcus Fenix'};</text:p>
      <text:p text:style-name="P1"/>
      <text:p text:style-name="P1">app.get('/', (req, res) =&gt; {</text:p>
      <text:p text:style-name="P1"><text:s text:c="4"/>res.json(nome);</text:p>
      <text:p text:style-name="P1">});</text:p>
      <text:p text:style-name="P1"/>
      <text:p text:style-name="P1">app.listen(8080, () =&gt; {</text:p>
      <text:p text:style-name="P1"><text:s text:c="4"/>console.log("Servidor iniciado");</text:p>
      <text:p text:style-name="P1">});</text:p>
      <text:p text:style-name="P1"/>
      <text:p text:style-name="P1">_______________________________________________</text:p>
      <text:p text:style-name="P1"/>
      <text:p text:style-name="P1">const express = require('express');</text:p>
      <text:p text:style-name="P1"><text:soft-page-break/>const app = express();</text:p>
      <text:p text:style-name="P1"/>
      <text:p text:style-name="P1">let mensagem = {mensagem: 'Bom dia'};</text:p>
      <text:p text:style-name="P1"/>
      <text:p text:style-name="P1">app.get('/', (req, res) =&gt; {</text:p>
      <text:p text:style-name="P1"><text:s text:c="4"/>res.json(mensagem);</text:p>
      <text:p text:style-name="P1">});</text:p>
      <text:p text:style-name="P1"/>
      <text:p text:style-name="P1">app.listen(8080, () =&gt; {</text:p>
      <text:p text:style-name="P1"><text:s text:c="4"/>console.log("Servidor iniciado");</text:p>
      <text:p text:style-name="P1">});</text:p>
      <text:p text:style-name="P1"/>
      <text:p text:style-name="P1">_____________________________________________</text:p>
      <text:p text:style-name="P1"/>
      <text:p text:style-name="P1">const express = require('express');</text:p>
      <text:p text:style-name="P1">const application = express();</text:p>
      <text:p text:style-name="P1"/>
      <text:p text:style-name="P1">let senha = '132541ab';</text:p>
      <text:p text:style-name="P1">let nivelSenha = senha.length &gt; 7 ? 'Senha forte' : 'Senha fraca';</text:p>
      <text:p text:style-name="P1"/>
      <text:p text:style-name="P1">let resposta = {senha: nivelSenha};</text:p>
      <text:p text:style-name="P1"/>
      <text:p text:style-name="P1">application.get('/', (req, res) =&gt; {</text:p>
      <text:p text:style-name="P1"><text:s text:c="4"/>res.json(resposta);</text:p>
      <text:p text:style-name="P1">});</text:p>
      <text:p text:style-name="P1"/>
      <text:p text:style-name="P1">application.listen(8080 , () =&gt; {</text:p>
      <text:p text:style-name="P1"><text:s text:c="4"/>console.log('Servidor iniciado');</text:p>
      <text:p text:style-name="P1">});</text:p>
      <text:p text:style-name="P1"/>
      <text:p text:style-name="P1">_____________________________________________________</text:p>
      <text:p text:style-name="P1"/>
      <text:p text:style-name="P1">const express = require('express');</text:p>
      <text:p text:style-name="P1">const application = express();</text:p>
      <text:p text:style-name="P1"/>
      <text:p text:style-name="P1">application.get('/', (req, res) =&gt; {</text:p>
      <text:p text:style-name="P1"><text:s text:c="4"/>res.json({mensagem: 'Bem-vindo ao sistema'});</text:p>
      <text:p text:style-name="P1">});</text:p>
      <text:p text:style-name="P1"/>
      <text:p text:style-name="P1">application.listen( 8080 , () =&gt; {</text:p>
      <text:p text:style-name="P1"><text:s text:c="4"/>console.log('O servidor iniciou');</text:p>
      <text:p text:style-name="P1">});</text:p>
      <text:p text:style-name="P1"/>
      <text:p text:style-name="P1">__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candidato_A = 53;</text:p>
      <text:p text:style-name="P1">let candidato_B = 49;</text:p>
      <text:p text:style-name="P1"/>
      <text:p text:style-name="P1">let mais_votos = candidato_A &gt; candidato_B ? candidato_A : candidato_B;</text:p>
      <text:p text:style-name="P1">let votos_json = {eleicao: mais_votos};</text:p>
      <text:p text:style-name="P1"/>
      <text:p text:style-name="P1">app.get('/', (req, res) =&gt; {</text:p>
      <text:p text:style-name="P1"><text:s text:c="4"/>res.json(votos_json);</text:p>
      <text:p text:style-name="P1">})</text:p>
      <text:p text:style-name="P1"/>
      <text:p text:style-name="P1">app.listen(8080 , () =&gt; {</text:p>
      <text:p text:style-name="P1"><text:s text:c="4"/>console.log('Servidor iniciado');</text:p>
      <text:p text:style-name="P1">});</text:p>
      <text:p text:style-name="P1"/>
      <text:p text:style-name="P1">_________________________________________________</text:p>
      <text:p text:style-name="P1"/>
      <text:p text:style-name="P1"><text:soft-page-break/>const express = require('express');</text:p>
      <text:p text:style-name="P1">const app = express();</text:p>
      <text:p text:style-name="P1"/>
      <text:p text:style-name="P1">let id_aplicativo = 1;</text:p>
      <text:p text:style-name="P1"/>
      <text:p text:style-name="P1">let aplicativos = [</text:p>
      <text:p text:style-name="P1"><text:s text:c="4"/>{nome: 'Calculadora', linguagem: 'PHP'},</text:p>
      <text:p text:style-name="P1"><text:s text:c="4"/>{nome: 'Chat', linguagem: 'C#'},</text:p>
      <text:p text:style-name="P1"><text:s text:c="4"/>{nome: 'Transporte', linguagem: 'Java'}</text:p>
      <text:p text:style-name="P1">];</text:p>
      <text:p text:style-name="P1"/>
      <text:p text:style-name="P1">let tecnologia = aplicativos[id_aplicativo];</text:p>
      <text:p text:style-name="P1"/>
      <text:p text:style-name="P1">app.get('/', (req, res) =&gt; {</text:p>
      <text:p text:style-name="P1"><text:s text:c="4"/>res.json(tecnologia);</text:p>
      <text:p text:style-name="P1">});</text:p>
      <text:p text:style-name="P1"/>
      <text:p text:style-name="P1"/>
      <text:p text:style-name="P1">app.listen(8080 , () =&gt; {</text:p>
      <text:p text:style-name="P1"><text:s text:c="4"/>console.log('Servidor iniciado');</text:p>
      <text:p text:style-name="P1">});</text:p>
      <text:p text:style-name="P1"/>
      <text:p text:style-name="P1">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mensagem = {mensagem: 'Mensagem do servidor'};</text:p>
      <text:p text:style-name="P1"/>
      <text:p text:style-name="P1">app.get('/', (req, res) =&gt; {</text:p>
      <text:p text:style-name="P1"><text:s text:c="4"/>res.json(mensagem);</text:p>
      <text:p text:style-name="P1">});</text:p>
      <text:p text:style-name="P1"/>
      <text:p text:style-name="P1">app.listen(8080, () =&gt; {</text:p>
      <text:p text:style-name="P1"><text:s text:c="3"/>console.log("Servidor iniciado") ;</text:p>
      <text:p text:style-name="P1">});</text:p>
      <text:p text:style-name="P1"/>
      <text:p text:style-name="P1">___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nome = 'Jack';</text:p>
      <text:p text:style-name="P1">let sobrenome = 'Joyce';</text:p>
      <text:p text:style-name="P1"/>
      <text:p text:style-name="P1">let nome_completo = nome+" "+sobrenome;</text:p>
      <text:p text:style-name="P1"/>
      <text:p text:style-name="P1">let nome_json = {nome: nome_completo};</text:p>
      <text:p text:style-name="P1"/>
      <text:p text:style-name="P1">app.get('/', (req, res) =&gt; {</text:p>
      <text:p text:style-name="P1"><text:s text:c="4"/>res.json(nome_json);</text:p>
      <text:p text:style-name="P1">});</text:p>
      <text:p text:style-name="P1"/>
      <text:p text:style-name="P1">app.listen(8080, () =&gt; {</text:p>
      <text:p text:style-name="P1"><text:s text:c="3"/>console.log("Servidor iniciado");</text:p>
      <text:p text:style-name="P1">});</text:p>
      <text:p text:style-name="P1"/>
      <text:p text:style-name="P1">_____________________________________________________</text:p>
      <text:p text:style-name="P1"/>
      <text:p text:style-name="P1">const express = require('express');</text:p>
      <text:p text:style-name="P1">const application = express();</text:p>
      <text:p text:style-name="P1"/>
      <text:p text:style-name="P1">let email = {email: 'johndoe@email.com'};</text:p>
      <text:p text:style-name="P1"/>
      <text:p text:style-name="P1"><text:soft-page-break/>application.get('/', (req, res) =&gt; {</text:p>
      <text:p text:style-name="P1"><text:s text:c="4"/>res.json(email);</text:p>
      <text:p text:style-name="P1">});</text:p>
      <text:p text:style-name="P1"/>
      <text:p text:style-name="P1">application.listen(8080, () =&gt; {</text:p>
      <text:p text:style-name="P1"><text:s text:c="4"/>console.log("Servidor iniciado");</text:p>
      <text:p text:style-name="P1">});</text:p>
      <text:p text:style-name="P1"/>
      <text:p text:style-name="P1">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email = {email: 'superteste@email.com'};</text:p>
      <text:p text:style-name="P1"/>
      <text:p text:style-name="P1">app.get('/', (req, res) =&gt; { <text:s text:c="3"/></text:p>
      <text:p text:style-name="P1"><text:s text:c="5"/>res.json(email);</text:p>
      <text:p text:style-name="P1">});</text:p>
      <text:p text:style-name="P1"/>
      <text:p text:style-name="P1">app.listen(8080, () =&gt; {</text:p>
      <text:p text:style-name="P1"><text:s text:c="4"/>console.log('Servidor iniciado');</text:p>
      <text:p text:style-name="P1">});</text:p>
      <text:p text:style-name="P1"/>
      <text:p text:style-name="P1">_____________________________________________________</text:p>
      <text:p text:style-name="P1"/>
      <text:p text:style-name="P1">const express = require('express');</text:p>
      <text:p text:style-name="P1">const app = express();</text:p>
      <text:p text:style-name="P1"/>
      <text:p text:style-name="P1">let idade = 17;</text:p>
      <text:p text:style-name="P1">let alistamento;</text:p>
      <text:p text:style-name="P1"/>
      <text:p text:style-name="P1">if (idade == 17)</text:p>
      <text:p text:style-name="P1"/>
      <text:p text:style-name="P1">{</text:p>
      <text:p text:style-name="P1"><text:s text:c="4"/>alistamento = {alistamento: 'sim'};</text:p>
      <text:p text:style-name="P1">}</text:p>
      <text:p text:style-name="P1">else</text:p>
      <text:p text:style-name="P1"/>
      <text:p text:style-name="P1">{</text:p>
      <text:p text:style-name="P1"><text:s text:c="4"/>alistamento = {alistamento: 'não'};</text:p>
      <text:p text:style-name="P1">}</text:p>
      <text:p text:style-name="P1"/>
      <text:p text:style-name="P1">app.get('/' , (req, res) =&gt; {</text:p>
      <text:p text:style-name="P1"><text:s text:c="4"/></text:p>
      <text:p text:style-name="P1">res.json(alistamento);</text:p>
      <text:p text:style-name="P1">});</text:p>
      <text:p text:style-name="P1"/>
      <text:p text:style-name="P1">app.listen(8080, () =&gt; {</text:p>
      <text:p text:style-name="P1"><text:s text:c="3"/></text:p>
      <text:p text:style-name="P1">console.log("Servidor iniciado");</text:p>
      <text:p text:style-name="P1">});</text:p>
      <text:p text:style-name="P1"/>
      <text:p text:style-name="P1">____________________________________________________</text:p>
      <text:p text:style-name="P1"/>
      <text:p text:style-name="P1">CORRIGIDO</text:p>
      <text:p text:style-name="P1"/>
      <text:p text:style-name="P1">const express = require('express');</text:p>
      <text:p text:style-name="P1">const application = express();</text:p>
      <text:p text:style-name="P1"/>
      <text:p text:style-name="P1">let cpf = {cpf: '123.456.789-00'};</text:p>
      <text:p text:style-name="P1"/>
      <text:p text:style-name="P1">application.get( '/', (req, res) =&gt;</text:p>
      <text:p text:style-name="P1"><text:s/>{</text:p>
      <text:p text:style-name="P1"><text:s text:c="4"/></text:p>
      <text:p text:style-name="P1"><text:soft-page-break/>res.json(cpf);</text:p>
      <text:p text:style-name="P1">});</text:p>
      <text:p text:style-name="P1"/>
      <text:p text:style-name="P1">application listen(8080, () =&gt; {</text:p>
      <text:p text:style-name="P1"><text:s text:c="3"/>console.log("Servidor iniciado");</text:p>
      <text:p text:style-name="P1">});</text:p>
      <text:p text:style-name="P1"/>
      <text:p text:style-name="P1">_____________________________________________________</text:p>
      <text:p text:style-name="P1"/>
      <text:p text:style-name="P1">CORRIGIR</text:p>
      <text:p text:style-name="P1"/>
      <text:p text:style-name="P1">const express = require('express');</text:p>
      <text:p text:style-name="P1">const app = express();</text:p>
      <text:p text:style-name="P1"/>
      <text:p text:style-name="P1">let data = new Date();</text:p>
      <text:p text:style-name="P1"/>
      <text:p text:style-name="P1">let ano_nascimento = 1991;</text:p>
      <text:p text:style-name="P1">let ano_atual = data.getFullYear();</text:p>
      <text:p text:style-name="P1"/>
      <text:p text:style-name="P1">let idade = ano_atual - ano_nascimento;</text:p>
      <text:p text:style-name="P1"/>
      <text:p text:style-name="P1">##let idade_json;##</text:p>
      <text:p text:style-name="P1"/>
      <text:p text:style-name="P1">app.get('/', (req, res) =&gt; {</text:p>
      <text:p text:style-name="P1"><text:s text:c="4"/>res.json(idade_json);</text:p>
      <text:p text:style-name="P1">});</text:p>
      <text:p text:style-name="P1"/>
      <text:p text:style-name="P1">app.listen(8080, () =&gt; {</text:p>
      <text:p text:style-name="P1"><text:s text:c="3"/>console.log("Servidor iniciado");</text:p>
      <text:p text:style-name="P1">});</text:p>
      <text:p text:style-name="P1"/>
      <text:p text:style-name="P1">_____________________________________________________</text:p>
      <text:p text:style-name="P1"/>
      <text:p text:style-name="P1">CORRIGIR</text:p>
      <text:p text:style-name="P1"/>
      <text:p text:style-name="P1">const express = require('express');</text:p>
      <text:p text:style-name="P1">const app = express();</text:p>
      <text:p text:style-name="P1"/>
      <text:p text:style-name="P1">let jogos = ['Gears 5', 'Halo Infinite', 'Perfect Dark', 'Forza Horizon'];</text:p>
      <text:p text:style-name="P1">let jogo_escolhido = ##2##;</text:p>
      <text:p text:style-name="P1"/>
      <text:p text:style-name="P1">let jogo_json = ##jogo_escolhido##;</text:p>
      <text:p text:style-name="P1"/>
      <text:p text:style-name="P1">app.get('/', (req, res) =&gt; {</text:p>
      <text:p text:style-name="P1"><text:s text:c="4"/>res.json(jogo_json);</text:p>
      <text:p text:style-name="P1">});</text:p>
      <text:p text:style-name="P1"/>
      <text:p text:style-name="P1">app.listen(8080 , () =&gt; {</text:p>
      <text:p text:style-name="P1"><text:s text:c="4"/>console.log('Servidor iniciado');</text:p>
      <text:p text:style-name="P1"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3$Win32 OpenOffice.org_project/4113m1$Build-9810</meta:generator>
    <dc:date>2023-01-14T10:41:06.70</dc:date>
    <meta:document-statistic meta:table-count="0" meta:image-count="0" meta:object-count="0" meta:page-count="5" meta:paragraph-count="208" meta:word-count="648" meta:character-count="5390"/>
    <dc:creator>Filipe Santos de Oliveira</dc:creator>
    <meta:user-defined meta:name="Info 1"/>
    <meta:user-defined meta:name="Info 2"/>
    <meta:user-defined meta:name="Info 3"/>
    <meta:user-defined meta:name="Info 4"/>
  </office:meta>
</office:document-meta>
</file>